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2cm" draw:marker-end-width="0.252cm" draw:fill-color="#e0efd4" draw:opacity="70%" draw:textarea-horizontal-align="justify" draw:textarea-vertical-align="middle" draw:auto-grow-height="false" fo:min-height="14.716cm" fo:min-width="22.4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2.829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e0efd4" draw:opacity="70%"/>
      <style:paragraph-properties fo:text-align="start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3cm" svg:height="15cm" svg:x="2.2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7cm" svg:height="1.3cm" svg:x="10.25cm" svg:y="1.653cm">
          <draw:text-box>
            <text:p text:style-name="P2"><text:span text:style-name="T1">BlockchainControll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measure-align="automatic" draw:measure-vertical-align="automati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5cm" fo:margin-bottom="0cm" fo:text-indent="0cm"/>
      <style:text-properties fo:font-size="31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1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6cm" presentation:class="title" presentation:placeholder="true">
        <draw:text-box/>
      </draw:frame>
      <draw:frame presentation:style-name="Default-outline1" draw:layer="backgroundobjects" svg:width="24.299cm" svg:height="10.439cm" svg:x="1.35cm" svg:y="4.21cm" presentation:class="outline" presentation:placeholder="true">
        <draw:text-box/>
      </draw:frame>
      <draw:frame presentation:style-name="Mpr1" draw:text-style-name="MP2" draw:layer="backgroundobjects" svg:width="6.29cm" svg:height="1.24cm" svg:x="1.35cm" svg:y="16.39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558cm" svg:height="1.24cm" svg:x="9.234cm" svg:y="16.39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29cm" svg:height="1.24cm" svg:x="19.359cm" svg:y="16.39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4:05:14.189000000</meta:creation-date>
    <dc:date>2018-11-05T14:11:11.233000000</dc:date>
    <meta:editing-duration>P1DT4H24M44S</meta:editing-duration>
    <meta:editing-cycles>14</meta:editing-cycles>
    <meta:generator>LibreOffice/6.0.6.2$Windows_X86_64 LibreOffice_project/0c292870b25a325b5ed35f6b45599d2ea4458e77</meta:generator>
    <meta:document-statistic meta:object-count="25"/>
  </office:meta>
</office:document-meta>
</file>